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151A6B2FE361765AE3.png" manifest:media-type="image/png"/>
  <manifest:file-entry manifest:full-path="Pictures/10000001000000C8000000C87811781ED4E7B6A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moder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1769aa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c9211e" draw:fill="none"/>
    </style:style>
    <style:style style:name="gr3" style:family="graphic">
      <style:graphic-properties style:protect="size"/>
    </style:style>
    <style:style style:name="pr1" style:family="presentation" style:parent-style-name="Midnightblue-title">
      <style:graphic-properties fo:min-height="2.413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 style:writing-mode="lr-tb"/>
      <style:text-properties style:font-name="FreeMono1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42pt" style:font-size-asian="42pt" style:font-size-complex="42pt"/>
    </style:style>
    <style:style style:name="P5" style:family="paragraph">
      <style:paragraph-properties fo:text-align="center" style:writing-mode="lr-tb"/>
      <style:text-properties style:font-name="DejaVu Sans" fo:font-size="42pt" fo:font-style="italic" fo:font-weight="bold" style:font-size-asian="42pt" style:font-style-asian="italic" style:font-weight-asian="bold" style:font-size-complex="42pt" style:font-style-complex="italic" style:font-weight-complex="bold"/>
    </style:style>
    <style:style style:name="P6" style:family="paragraph">
      <style:paragraph-properties fo:text-align="end"/>
    </style:style>
    <style:style style:name="P7" style:family="paragraph">
      <style:paragraph-properties fo:text-align="end" style:writing-mode="lr-tb"/>
      <style:text-properties style:font-name="DejaVu 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style:font-name="FreeMono1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style:font-name="DejaVu Sans" fo:font-size="42pt" fo:font-style="italic" style:font-size-asian="42pt" style:font-style-asian="italic" style:font-size-complex="42pt" style:font-style-complex="italic"/>
    </style:style>
    <style:style style:name="T3" style:family="text">
      <style:text-properties style:font-name="DejaVu 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18.102cm" svg:height="4.445cm" svg:x="6.537cm" svg:y="0.67cm" presentation:class="title" presentation:user-transformed="true">
          <draw:text-box>
            <text:p text:style-name="P1"><text:span text:style-name="T1">SORT BY NEWEST</text:span></text:p>
          </draw:text-box>
        </draw:frame>
        <draw:frame draw:style-name="gr1" draw:text-style-name="P3" draw:layer="layout" svg:width="5.715cm" svg:height="4.212cm" svg:x="0.67cm" svg:y="0.607cm">
          <draw:image xlink:href="Pictures/10000001000000C8000000C87811781ED4E7B6A3.png" xlink:type="simple" xlink:show="embed" xlink:actuate="onLoad" draw:mime-type="image/png">
            <text:p/>
          </draw:image>
        </draw:frame>
        <draw:frame presentation:style-name="pr1" draw:text-style-name="P5" draw:layer="layout" svg:width="23.76cm" svg:height="5.715cm" svg:x="0.659cm" svg:y="5.75cm" presentation:class="title" presentation:user-transformed="true">
          <draw:text-box>
            <text:p text:style-name="P4"><text:span text:style-name="T2">The newest products </text:span><text:span text:style-name="T2"><text:line-break/></text:span><text:span text:style-name="T2">are </text:span><text:span text:style-name="T2"><text:line-break/></text:span><text:span text:style-name="T2">shown first</text:span></text:p>
          </draw:text-box>
        </draw:frame>
        <draw:frame presentation:style-name="pr1" draw:text-style-name="P7" draw:layer="layout" svg:width="7.22cm" svg:height="0.807cm" svg:x="17.18cm" svg:y="12.132cm" presentation:class="title" presentation:user-transformed="true">
          <draw:text-box>
            <text:p text:style-name="P6"><text:span text:style-name="T3">3.x</text:span></text:p>
          </draw:text-box>
        </draw:frame>
        <draw:line draw:style-name="gr2" draw:text-style-name="P8" draw:layer="layout" svg:x1="0.659cm" svg:y1="5.75cm" svg:x2="24.419cm" svg:y2="5.75cm">
          <text:p/>
        </draw:line>
        <draw:frame draw:style-name="gr1" draw:text-style-name="P3" draw:layer="layout" svg:width="1.907cm" svg:height="1.27cm" svg:x="0.67cm" svg:y="11.465cm">
          <draw:image xlink:href="Pictures/1000000000000320000002151A6B2FE361765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moder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14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0.2999992370605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51cm" fo:text-indent="0cm"/>
      <style:text-properties style:font-name="Source Sans Pro" fo:font-family="'Source Sans Pro'" style:font-family-generic="swiss" style:font-pitch="variable" fo:font-size="17.7999992370605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186cm" fo:text-indent="0cm"/>
      <style:text-properties fo:font-size="15.1999998092651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25cm" fo:text-indent="0cm"/>
      <style:text-properties fo:font-size="12.8000001907349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61cm" fo:text-indent="0cm"/>
      <style:text-properties fo:font-size="14.1000003814697pt"/>
    </style:style>
    <style:style style:name="Midnightblue-outline6" style:family="presentation" style:parent-style-name="Midnightblue-outline5">
      <style:paragraph-properties fo:margin-left="0cm" fo:margin-right="0cm" fo:margin-top="0cm" fo:margin-bottom="0.069cm" fo:text-indent="0cm"/>
      <style:text-properties fo:font-size="15.6000003814697pt"/>
    </style:style>
    <style:style style:name="Midnightblue-outline7" style:family="presentation" style:parent-style-name="Midnightblue-outline6">
      <style:paragraph-properties fo:margin-left="0cm" fo:margin-right="0cm" fo:margin-top="0cm" fo:margin-bottom="0.076cm" fo:text-indent="0cm"/>
      <style:text-properties fo:font-size="17.3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84cm" fo:text-indent="0cm"/>
      <style:text-properties fo:font-size="19.2999992370605pt"/>
    </style:style>
    <style:style style:name="Midnightblue-outline9" style:family="presentation" style:parent-style-name="Midnightblue-outline8">
      <style:paragraph-properties fo:margin-left="0cm" fo:margin-right="0cm" fo:margin-top="0cm" fo:margin-bottom="0.093cm" fo:text-indent="0cm"/>
      <style:text-properties fo:font-size="21.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family-generic="swiss" style:font-pitch="variable" fo:font-size="22.8999996185303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193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2.8000001907349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51cm" fo:text-align="start" fo:text-indent="0cm"/>
      <style:text-properties fo:font-size="14.1000003814697pt"/>
    </style:style>
    <style:style style:name="Midnightblue1-outline3" style:family="presentation" style:parent-style-name="Midnightblue1-outline2">
      <style:paragraph-properties fo:margin-left="0cm" fo:margin-right="0cm" fo:margin-top="0cm" fo:margin-bottom="0.186cm" fo:text-align="start" fo:text-indent="0cm"/>
      <style:text-properties fo:font-size="15.6000003814697pt"/>
    </style:style>
    <style:style style:name="Midnightblue1-outline4" style:family="presentation" style:parent-style-name="Midnightblue1-outline3">
      <style:paragraph-properties fo:margin-left="0cm" fo:margin-right="0cm" fo:margin-top="0cm" fo:margin-bottom="0.125cm" fo:text-align="start" fo:text-indent="0cm"/>
      <style:text-properties fo:font-size="17.3999996185303pt"/>
    </style:style>
    <style:style style:name="Midnightblue1-outline5" style:family="presentation" style:parent-style-name="Midnightblue1-outline4">
      <style:paragraph-properties fo:margin-left="0cm" fo:margin-right="0cm" fo:margin-top="0cm" fo:margin-bottom="0.061cm" fo:text-align="start" fo:text-indent="0cm"/>
      <style:text-properties fo:font-size="19.2999992370605pt"/>
    </style:style>
    <style:style style:name="Midnightblue1-outline6" style:family="presentation" style:parent-style-name="Midnightblue1-outline5">
      <style:paragraph-properties fo:margin-left="0cm" fo:margin-right="0cm" fo:margin-top="0cm" fo:margin-bottom="0.069cm" fo:text-indent="0cm"/>
      <style:text-properties fo:font-size="21.5pt"/>
    </style:style>
    <style:style style:name="Midnightblue1-outline7" style:family="presentation" style:parent-style-name="Midnightblue1-outline6">
      <style:paragraph-properties fo:margin-left="0cm" fo:margin-right="0cm" fo:margin-top="0cm" fo:margin-bottom="0.076cm" fo:text-indent="0cm"/>
      <style:text-properties fo:font-size="23.8999996185303pt"/>
    </style:style>
    <style:style style:name="Midnightblue1-outline8" style:family="presentation" style:parent-style-name="Midnightblue1-outline7">
      <style:paragraph-properties fo:margin-left="0cm" fo:margin-right="0cm" fo:margin-top="0cm" fo:margin-bottom="0.084cm" fo:text-indent="0cm"/>
      <style:text-properties fo:font-size="26.5pt"/>
    </style:style>
    <style:style style:name="Midnightblue1-outline9" style:family="presentation" style:parent-style-name="Midnightblue1-outline8">
      <style:paragraph-properties fo:margin-left="0cm" fo:margin-right="0cm" fo:margin-top="0cm" fo:margin-bottom="0.094cm" fo:text-indent="0cm"/>
      <style:text-properties fo:font-size="29.3999996185303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family-generic="swiss" style:font-pitch="variable" fo:font-size="22.8999996185303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193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2.8000001907349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51cm" fo:text-align="start" fo:text-indent="0cm"/>
      <style:text-properties fo:font-size="14.1000003814697pt"/>
    </style:style>
    <style:style style:name="Midnightblue2-outline3" style:family="presentation" style:parent-style-name="Midnightblue2-outline2">
      <style:paragraph-properties fo:margin-left="0cm" fo:margin-right="0cm" fo:margin-top="0cm" fo:margin-bottom="0.186cm" fo:text-align="start" fo:text-indent="0cm"/>
      <style:text-properties fo:font-size="15.6000003814697pt"/>
    </style:style>
    <style:style style:name="Midnightblue2-outline4" style:family="presentation" style:parent-style-name="Midnightblue2-outline3">
      <style:paragraph-properties fo:margin-left="0cm" fo:margin-right="0cm" fo:margin-top="0cm" fo:margin-bottom="0.125cm" fo:text-align="start" fo:text-indent="0cm"/>
      <style:text-properties fo:font-size="17.3999996185303pt"/>
    </style:style>
    <style:style style:name="Midnightblue2-outline5" style:family="presentation" style:parent-style-name="Midnightblue2-outline4">
      <style:paragraph-properties fo:margin-left="0cm" fo:margin-right="0cm" fo:margin-top="0cm" fo:margin-bottom="0.061cm" fo:text-align="start" fo:text-indent="0cm"/>
      <style:text-properties fo:font-size="19.2999992370605pt"/>
    </style:style>
    <style:style style:name="Midnightblue2-outline6" style:family="presentation" style:parent-style-name="Midnightblue2-outline5">
      <style:paragraph-properties fo:margin-left="0cm" fo:margin-right="0cm" fo:margin-top="0cm" fo:margin-bottom="0.069cm" fo:text-indent="0cm"/>
      <style:text-properties fo:font-size="21.5pt"/>
    </style:style>
    <style:style style:name="Midnightblue2-outline7" style:family="presentation" style:parent-style-name="Midnightblue2-outline6">
      <style:paragraph-properties fo:margin-left="0cm" fo:margin-right="0cm" fo:margin-top="0cm" fo:margin-bottom="0.076cm" fo:text-indent="0cm"/>
      <style:text-properties fo:font-size="23.8999996185303pt"/>
    </style:style>
    <style:style style:name="Midnightblue2-outline8" style:family="presentation" style:parent-style-name="Midnightblue2-outline7">
      <style:paragraph-properties fo:margin-left="0cm" fo:margin-right="0cm" fo:margin-top="0cm" fo:margin-bottom="0.084cm" fo:text-indent="0cm"/>
      <style:text-properties fo:font-size="26.5pt"/>
    </style:style>
    <style:style style:name="Midnightblue2-outline9" style:family="presentation" style:parent-style-name="Midnightblue2-outline8">
      <style:paragraph-properties fo:margin-left="0cm" fo:margin-right="0cm" fo:margin-top="0cm" fo:margin-bottom="0.094cm" fo:text-indent="0cm"/>
      <style:text-properties fo:font-size="29.3999996185303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1" fo:font-family="'Source Sans Pro Black'" style:font-family-generic="swiss" style:font-pitch="variable" fo:font-size="22.8999996185303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035cm" fo:margin-bottom="0.035cm" fo:margin-left="0.035cm" fo:margin-right="0.035cm" fo:page-width="25.047cm" fo:page-height="13.4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384cm" fo:min-width="24.477cm" style:protect="position size"/>
    </style:style>
    <style:style style:name="Mgr4" style:family="graphic" style:parent-style-name="Accent_20_1">
      <style:graphic-properties fo:min-height="2.608cm" fo:min-width="24.477cm"/>
    </style:style>
    <style:style style:name="Mgr5" style:family="graphic" style:parent-style-name="Accent_20_2">
      <style:graphic-properties draw:fill="solid" draw:fill-color="#1abc9c" draw:opacity="100%" fo:min-height="0.499cm" fo:min-width="0.29cm" draw:shadow-opacity="100%"/>
    </style:style>
    <style:style style:name="Mgr6" style:family="graphic" style:parent-style-name="Accent_20_1">
      <style:graphic-properties fo:min-height="13.086cm" fo:min-width="24.477cm"/>
    </style:style>
    <style:style style:name="Mgr7" style:family="graphic" style:parent-style-name="Accent_20_2">
      <style:graphic-properties draw:opacity="100%" fo:min-height="8.64cm" fo:min-width="24.477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025cm" fo:min-width="11.82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  <style:text-properties fo:font-size="15.1999998092651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816cm" svg:x="1cm" svg:y="3.864cm"/>
      <draw:page-thumbnail draw:layer="backgroundobjects" svg:width="8.999cm" svg:height="4.816cm" svg:x="1cm" svg:y="12.44cm"/>
      <draw:page-thumbnail draw:layer="backgroundobjects" svg:width="8.999cm" svg:height="4.816cm" svg:x="1cm" svg:y="21.016cm"/>
      <draw:page-thumbnail draw:layer="backgroundobjects" svg:width="8.999cm" svg:height="4.816cm" svg:x="11cm" svg:y="3.864cm"/>
      <draw:page-thumbnail draw:layer="backgroundobjects" svg:width="8.999cm" svg:height="4.816cm" svg:x="11cm" svg:y="12.44cm"/>
      <draw:page-thumbnail draw:layer="backgroundobjects" svg:width="8.999cm" svg:height="4.816cm" svg:x="11cm" svg:y="21.016cm"/>
    </style:handout-master>
    <style:master-page style:name="Midnightblue" style:page-layout-name="PM1" draw:style-name="Mdp1">
      <draw:custom-shape draw:style-name="Mgr3" draw:layer="backgroundobjects" svg:width="24.977cm" svg:height="0.634cm" svg:x="0.036cm" svg:y="12.73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4.977cm" svg:height="2.858cm" svg:x="0.036cm" svg:y="0.036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3.193cm" svg:height="1.69cm" svg:x="0.925cm" svg:y="0.564cm" presentation:class="title" presentation:placeholder="true">
        <draw:text-box/>
      </draw:frame>
      <draw:frame presentation:style-name="Midnightblue-outline1" draw:layer="backgroundobjects" svg:width="23.193cm" svg:height="8.89cm" svg:x="0.925cm" svg:y="3.525cm" presentation:class="outline" presentation:placeholder="true">
        <draw:text-box/>
      </draw:frame>
      <draw:frame presentation:style-name="Mpr1" draw:text-style-name="MP6" draw:layer="backgroundobjects" svg:width="7.137cm" svg:height="0.635cm" svg:x="0.925cm" svg:y="12.734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8.028cm" svg:height="0.635cm" svg:x="8.508cm" svg:y="12.734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116cm" svg:height="1.057cm" svg:x="23.114cm" svg:y="12.20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1.784cm" svg:height="1.27cm" svg:x="22.78cm" svg:y="12.098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4.977cm" svg:height="13.336cm" svg:x="0.036cm" svg:y="0.035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4.977cm" svg:height="8.89cm" svg:x="0.038cm" svg:y="0.038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3.193cm" svg:height="1.69cm" svg:x="0.925cm" svg:y="6.703cm" presentation:class="title" presentation:placeholder="true">
        <draw:text-box/>
      </draw:frame>
      <draw:frame presentation:style-name="Midnightblue1-outline1" draw:layer="backgroundobjects" svg:width="23.193cm" svg:height="3.493cm" svg:x="0.925cm" svg:y="9.241cm" presentation:class="outline" presentation:placeholder="true">
        <draw:text-box/>
      </draw:frame>
      <draw:frame presentation:style-name="Mpr5" draw:text-style-name="MP6" draw:layer="backgroundobjects" svg:width="7.137cm" svg:height="0.635cm" svg:x="0.925cm" svg:y="12.734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8.028cm" svg:height="0.635cm" svg:x="8.508cm" svg:y="12.734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1.784cm" svg:height="1.27cm" svg:x="22.78cm" svg:y="12.098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4.977cm" svg:height="13.336cm" svg:x="0.036cm" svg:y="0.035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2.489cm" svg:height="4.444cm" svg:x="6.278cm" svg:y="3.208cm">
        <text:p/>
        <draw:enhanced-geometry svg:viewBox="0 0 21600 21600" draw:glue-points="10800 0 0 10800 10800 21600 21600 10800 ?f40 ?f41" draw:text-areas="0 0 21600 21600" draw:type="rectangular-callout" draw:modifiers="3828.85508406725 46679.32508436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1.596cm" svg:height="3.81cm" svg:x="6.724cm" svg:y="3.525cm" presentation:class="title" presentation:placeholder="true">
        <draw:text-box/>
      </draw:frame>
      <draw:frame presentation:style-name="Midnightblue2-outline1" draw:layer="backgroundobjects" svg:width="15.61cm" svg:height="3.81cm" svg:x="8.508cm" svg:y="7.655cm" presentation:class="outline" presentation:placeholder="true">
        <draw:text-box/>
      </draw:frame>
      <draw:frame presentation:style-name="Mpr9" draw:text-style-name="MP6" draw:layer="backgroundobjects" svg:width="7.137cm" svg:height="0.635cm" svg:x="0.925cm" svg:y="12.734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8.028cm" svg:height="0.635cm" svg:x="8.508cm" svg:y="12.734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1.784cm" svg:height="1.27cm" svg:x="22.78cm" svg:y="12.098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14:38:43.633240066</meta:creation-date>
    <meta:editing-duration>PT3H48M5S</meta:editing-duration>
    <meta:editing-cycles>40</meta:editing-cycles>
    <meta:generator>LibreOffice/7.4.5.1$Linux_X86_64 LibreOffice_project/9c0871452b3918c1019dde9bfac75448afc4b57f</meta:generator>
    <dc:title>Midnightblue</dc:title>
    <dc:date>2023-02-01T11:44:07.666803932</dc:date>
    <meta:document-statistic meta:object-count="58"/>
  </office:meta>
</office:document-meta>
</file>